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1.66pt"/>
    </style:style>
    <style:style style:name="co3" style:family="table-column">
      <style:table-column-properties fo:break-before="auto" style:column-width="95.6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364.96pt"/>
    </style:style>
    <style:style style:name="co6" style:family="table-column">
      <style:table-column-properties fo:break-before="auto" style:column-width="503.69pt"/>
    </style:style>
    <style:style style:name="co7" style:family="table-column">
      <style:table-column-properties fo:break-before="auto" style:column-width="426.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95.36pt"/>
    </style:style>
    <style:style style:name="co10" style:family="table-column">
      <style:table-column-properties fo:break-before="auto" style:column-width="515.99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124.41pt"/>
    </style:style>
    <style:style style:name="co13" style:family="table-column">
      <style:table-column-properties fo:break-before="auto" style:column-width="51.79pt"/>
    </style:style>
    <style:style style:name="co14" style:family="table-column">
      <style:table-column-properties fo:break-before="auto" style:column-width="45.5pt"/>
    </style:style>
    <style:style style:name="co15" style:family="table-column">
      <style:table-column-properties fo:break-before="auto" style:column-width="53.29pt"/>
    </style:style>
    <style:style style:name="co16" style:family="table-column">
      <style:table-column-properties fo:break-before="auto" style:column-width="297.81pt"/>
    </style:style>
    <style:style style:name="co17" style:family="table-column">
      <style:table-column-properties fo:break-before="auto" style:column-width="150.29pt"/>
    </style:style>
    <style:style style:name="co18" style:family="table-column">
      <style:table-column-properties fo:break-before="auto" style:column-width="122.74pt"/>
    </style:style>
    <style:style style:name="co19" style:family="table-column">
      <style:table-column-properties fo:break-before="auto" style:column-width="81.04pt"/>
    </style:style>
    <style:style style:name="co20" style:family="table-column">
      <style:table-column-properties fo:break-before="auto" style:column-width="12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tarter">
      <style:table-properties table:display="true" style:writing-mode="lr-tb"/>
    </style:style>
    <style:style style:name="ta2" style:family="table" style:master-page-name="PageStyle_5f_Generic">
      <style:table-properties table:display="true" style:writing-mode="lr-tb"/>
    </style:style>
    <style:style style:name="ta3" style:family="table" style:master-page-name="PageStyle_5f_Ironclad">
      <style:table-properties table:display="true" style:writing-mode="lr-tb"/>
    </style:style>
    <style:style style:name="ta4" style:family="table" style:master-page-name="PageStyle_5f_Trapper">
      <style:table-properties table:display="true" style:writing-mode="lr-tb"/>
    </style:style>
    <style:style style:name="ta5" style:family="table" style:master-page-name="PageStyle_5f_Gunslinger">
      <style:table-properties table:display="true" style:writing-mode="lr-tb"/>
    </style:style>
    <style:style style:name="ta6" style:family="table" style:master-page-name="PageStyle_5f_Elementalist">
      <style:table-properties table:display="true" style:writing-mode="lr-tb"/>
    </style:style>
    <style:style style:name="ta7" style:family="table" style:master-page-name="PageStyle_5f_Mesmer">
      <style:table-properties table:display="true" style:writing-mode="lr-tb"/>
    </style:style>
    <style:style style:name="ta8" style:family="table" style:master-page-name="PageStyle_5f_Character">
      <style:table-properties table:display="true" style:writing-mode="lr-tb"/>
    </style:style>
    <style:style style:name="ta9" style:family="table" style:master-page-name="PageStyle_5f_Event">
      <style:table-properties table:display="true" style:writing-mode="lr-tb"/>
    </style:style>
    <style:style style:name="ta10" style:family="table" style:master-page-name="PageStyle_5f_Shop">
      <style:table-properties table:display="true" style:writing-mode="lr-tb"/>
    </style:style>
    <style:style style:name="ta11" style:family="table" style:master-page-name="PageStyle_5f_Monster">
      <style:table-properties table:display="true" style:writing-mode="lr-tb"/>
    </style:style>
    <style:style style:name="ta12" style:family="table" style:master-page-name="PageStyle_5f_Treasure">
      <style:table-properties table:display="true" style:writing-mode="lr-tb"/>
    </style:style>
    <style:style style:name="ta13" style:family="table" style:master-page-name="PageStyle_5f_Reli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rotation-align="none" style:vertical-align="top"/>
    </style:style>
    <style:style style:name="ce25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f200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arter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Strike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fend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ain 1 block.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ic" table:style-name="ta2"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Spend 1 energy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Take 1 damage to remove from deck permanently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zed</text:p>
          </table:table-cell>
          <table:table-cell table:number-columns-repeated="2" office:value-type="string" calcext:value-type="string">
            <text:p>Stat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playable. Remove from deck permanently at the end of your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rmalit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play more than 3 cards this tur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jur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a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take 1 damage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site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You cannot remove this card from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ret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At the end of your turn, lose 1 HP for each card in your han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umsy</text:p>
          </table:table-cell>
          <table:table-cell table:number-columns-repeated="2"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playable. Exhaust at the end of your turn.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onclad" table:style-name="ta3">
        <office:forms form:automatic-focus="false" form:apply-design-mode="false"/>
        <table:table-column table:style-name="co3" table:default-cell-style-name="ce2"/>
        <table:table-column table:style-name="co1" table:number-columns-repeated="4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Quick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av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mmel Strik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dy Sla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damage equal to your current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damage equal to two times your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mokinesi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irlwin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Spend all energy. Deal X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2 damage. Can only be played if every card in your hand is an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pe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1 damage. Heal for unblocked damage deal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ed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If this kills and enemy, gain 1 max HP permanentl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dgeon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Deal 5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ex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strength. Lose 1 strength after your next atta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ot Weaknes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f target enemy is at full HP, 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ue Gri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rug It Off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.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eing Red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oodletting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Lose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r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you play an Attack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ge</text:p>
          </table:table-cell>
          <table:table-cell table:style-name="ce6" office:value-type="string" calcext:value-type="string">
            <text:p>Uncommon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Whenever you lose HP from a card, draw 1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ffering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2 energy. Draw 2 cards. Lose 2 HP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urry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our first attack each turn is played twice. You can no longer gain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erviou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4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lam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ain 1 strength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z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At the end of each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ggerna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gain block, deal 1 damage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ricad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n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ock no longer expires at the end of your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ttle Trance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3 cards. You cannot draw additional cards thi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rench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your block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ikes and Defends now cost 0 energy and exhaust when u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post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2 block. Lose 1 H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ard whenever you switch stances.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pper" table:style-name="ta4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Decompos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's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Spra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gg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 Dart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ard 1 card. If a card is discarded, apply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hem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2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jection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pply X poison to enemy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feebl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1 poison from enemy. 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.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talyst Z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damage equal to target’s poison. All poison on target is then converted to strength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ec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fer all poison from one target to another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xic Cloud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y 1 poison to all enemies and all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xious Fume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your turn, apply 1 poison to all enemie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tency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apply poison this turn, apply an additional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rpion Venom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next trap that is triggered also applies 1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venge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an exhausted trap to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ftsmanshi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urn, all traps trigger twic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bed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ttacked next, deal 1 damage to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st Trap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the attacker skips the next dice roll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r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deal 1 damage to attacker. If this kills, gain 1 additional treasure at the end of comba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ling Spring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defender gains 1 H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Trap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 next, reduce incoming damage to 1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trops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attacked, deal 1 damage to attacker. This trap does not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er Nest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apply 1 poison to attacker.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Tripwire</text:p>
          </table:table-cell>
          <table:table-cell table:style-name="ce21" office:value-type="string" calcext:value-type="string">
            <text:p>Common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Trap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When attacked next, reduce incoming damage by 1.</text:p>
          </table:table-cell>
          <table:table-cell table:style-name="ce22" table:number-columns-repeated="1017"/>
        </table:table-row>
        <table:table-row table:style-name="ro1">
          <table:table-cell office:value-type="string" calcext:value-type="string">
            <text:p>Spike Trap</text:p>
          </table:table-cell>
          <table:table-cell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attacked next, remove all block from attacker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andon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haust a card in your han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oke</text:p>
          </table:table-cell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ttacks to allies are now redirected to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imace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 block at the start of your turn for each enemy with poiso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stasis</text:p>
          </table:table-cell>
          <table:table-cell office:value-type="string" calcext:value-type="string">
            <text:p>R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poison on target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wer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in 1 block if there are no traps on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mble</text:p>
          </table:table-cell>
          <table:table-cell office:value-type="string" calcext:value-type="string">
            <text:p>Uncom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traps now cost 0 and deal 1 damage when triggered instead of their normal effect.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nslinger" table:style-name="ta5">
        <office:forms form:automatic-focus="false" form:apply-design-mode="false"/>
        <table:table-column table:style-name="co3" table:default-cell-style-name="ce6"/>
        <table:table-column table:style-name="co1" table:number-columns-repeated="3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8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oot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one ammo. Draw a car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load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e all ammo. Deal 1 damage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rst Fir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up to 3 ammo. Gain 1 energy for each ammo consumed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ron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Bulle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1 damage. Draw a card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ercing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target all enemies this turn. Deal 1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ver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my deals no damage this turn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llow Poin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l 4 damage if there is no ammo stored after this atta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sive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next attack against enemy this turn deals double damag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cendiary Roun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attack deals double damage. Exhaust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ckshot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2 damage for each ammo remaining when consumed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vy Bullet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m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l 6 damage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ake Cov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2 block. Block does not deplete at the end of this turn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load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ad any one ammo found in your discard pil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oke Grenade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eration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mmo now costs 0. When an ammo is consumed, exhaust it instead.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6">
        <office:forms form:automatic-focus="false" form:apply-design-mode="false"/>
        <table:table-column table:style-name="co3" table:default-cell-style-name="ce6"/>
        <table:table-column table:style-name="co1" table:number-columns-repeated="6" table:default-cell-style-name="ce3"/>
        <table:table-column table:style-name="co4" table:default-cell-style-name="ce3"/>
        <table:table-column table:style-name="co6" table:default-cell-style-name="ce3"/>
        <table:table-column table:style-name="co1" table:number-columns-repeated="1014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Water</text:p>
          </table:table-cell>
          <table:table-cell table:style-name="ce1" office:value-type="string" calcext:value-type="string">
            <text:p>Earth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Fire</text:p>
          </table:table-cell>
          <table:table-cell office:value-type="string" calcext:value-type="string">
            <text:p>Common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Sigi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Water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igi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et of Earth</text:p>
          </table:table-cell>
          <table:table-cell office:value-type="string" calcext:value-type="string">
            <text:p>Comm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Sigil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energy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ire Storm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to ALL enemies for each fire sigil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me Burst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lfir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al 4 damage to ALL enem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bus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our next attack this turn deals double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nder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s deal 1 additional damage while attuned to fire.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Incinerate</text:p>
          </table:table-cell>
          <table:table-cell table:style-name="ce23" office:value-type="string" calcext:value-type="string">
            <text:p>Commo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xhaust a card in your hand. Deal damage equal to its cost.</text:p>
          </table:table-cell>
          <table:table-cell table:style-name="ce24" table:number-columns-repeated="1014"/>
          <table:table-cell table:style-name="ce25"/>
        </table:table-row>
        <table:table-row table:style-name="ro1" table:number-rows-repeated="2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ost Armor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ower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Each time you are attacked, deal 1 damage for each active water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juvenat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a card for each active water signe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if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emove all poison from target and heals 1 HP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gorat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ally’s next skill costs 0 this turn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ash Freez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All enemies do not roll die this turn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ans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ally draws a card.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toning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eal X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bsidian Fle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 the start of your turn, gain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earth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turn exhausted card to its owner’s hand. Exhaus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or of Earth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arget gains 1 block for each earth mantra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rthen Shackles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 loses all blo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trify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my does not roll dice this turn. Next turn, this enemy cannot lose HP.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rcane Burst</text:p>
          </table:table-cell>
          <table:table-cell office:value-type="string" calcext:value-type="string">
            <text:p>Comm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l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active sigils reapply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ster of Magic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hile attuned to three different elements, reapply each sigils effect at the start of your tur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ge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henever a signet is drawn, exhaust it and draw a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ntal Weap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ower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rikes deals 1 additional damage.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Meteor</text:p>
          </table:table-cell>
          <table:table-cell table:style-name="ce23" office:value-type="string" calcext:value-type="string">
            <text:p>Uncommon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Deal 2 damage. Can only play on enemies with no block.</text:p>
          </table:table-cell>
          <table:table-cell table:style-name="ce24" table:number-columns-repeated="1014"/>
          <table:table-cell table:style-name="ce25"/>
        </table:table-row>
        <table:table-row table:style-name="ro1">
          <table:table-cell office:value-type="string" calcext:value-type="string">
            <text:p>Steam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Target’s next attack has damage reduced by 1 this turn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yser</text:p>
          </table:table-cell>
          <table:table-cell office:value-type="string" calcext:value-type="string">
            <text:p>Unco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 allies gain 1 blo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meggeon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xhaust all cards in your hand. Deal 1 damage for each card exhaust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dal Wave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 allies draw 1 card and gain 1 energ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lten Ground</text:p>
          </table:table-cell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any enemy attacks, it takes 1 damage.</text:p>
          </table:table-cell>
          <table:table-cell table:number-columns-repeated="1015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mer" table:style-name="ta7">
        <office:forms form:automatic-focus="false" form:apply-design-mode="false"/>
        <table:table-column table:style-name="co3" table:default-cell-style-name="ce6"/>
        <table:table-column table:style-name="co1" table:number-columns-repeated="4" table:default-cell-style-name="ce3"/>
        <table:table-column table:style-name="co4" table:default-cell-style-name="ce3"/>
        <table:table-column table:style-name="co7" table:default-cell-style-name="ce3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Old Copi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Shatter Il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Deal 1 damage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ll illusions on target. Gain 1 block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elusion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Deal 1 damage to new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red Dream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Move an illusion to a new target. New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ight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 on target. Draw 1 card for each illusion discard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 War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ain 1 energy and draw 1 car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mporal Veil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ever you play an Attack this turn, draw a car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her Feas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move all illusions. Gain 1 HP for each illusion discarded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out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raw 3 cards and gain 3 energy. Do not draw cards at the start of next turn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os Storm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illusion is moved to a new target and deals 2 damage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Imagination</text:p>
          </table:table-cell>
          <table:table-cell table:style-name="ce6" office:value-type="string" calcext:value-type="string">
            <text:p>Common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kil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raw 5 cards. Apply illusions to target and exhaust all other cards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Mind Stab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for each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rg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Exhaus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sive Strikes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ch time you play a Strike this turn, gain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Sla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2 damage. If no Illusions are on the target, no energy is spen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d Drai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rred Frenz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. Can only be played if there are no illusions on you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llusionary Leap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iscard an illusion on you. If an Illusion is discarded, draw 3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tige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ttack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. Discard your hand, then draw that many cards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noia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draws 1 card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Resolve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a target, target gains 1 energy.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Worry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deal 1 damage to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dence</text:p>
          </table:table-cell>
          <table:table-cell table:style-name="ce6" office:value-type="string" calcext:value-type="string">
            <text:p>Comm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When applied to a target, target gains 1 block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mility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Deal 1 damage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tortion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ain 1 block at start of target's turn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uish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Deal 1 damage whenever an Illusion is appli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ar</text:p>
          </table:table-cell>
          <table:table-cell table:style-name="ce6" office:value-type="string" calcext:value-type="string">
            <text:p>Uncomm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When applied to target, deal 1 damage for each other illusion on targe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msiness</text:p>
          </table:table-cell>
          <table:table-cell table:style-name="ce6"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llus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Whenever the target attacks, deal 1 damage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otence</text:p>
          </table:table-cell>
          <table:table-cell office:value-type="string" calcext:value-type="string">
            <text:p>Rare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lusions applied to target cost 1 less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draws X cards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rget gains X energy. Your turn ends. Exhau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 illusions can now be played using 1 HP instead of their energy cost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1 additional card at the start of each turn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first attack played each turn costs 0 energy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2 additional cards at the start of each turn. You can no longer play attacks.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 your turn. All allies gain 1 energy and draw 1 additional card at the start of their turn. This card can be exhausted at the end of your turn.</text:p>
          </table:table-cell>
          <table:table-cell table:number-columns-repeated="1017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8">
        <table:table-column table:style-name="co8" table:default-cell-style-name="ce5"/>
        <table:table-column table:style-name="co1" table:number-columns-repeated="1023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ffense</text:p>
          </table:table-cell>
          <table:table-cell table:style-name="ce1" office:value-type="string" calcext:value-type="string">
            <text:p>Defense</text:p>
          </table:table-cell>
          <table:table-cell table:style-name="ce1" office:value-type="string" calcext:value-type="string">
            <text:p>Utili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he Ironcla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Mesm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Trapp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Gunsling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 Elementalist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" table:style-name="ta9"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Blood Sacrifice</text:p>
          </table:table-cell>
          <table:table-cell office:value-type="string" calcext:value-type="string">
            <text:p>The doors lock behind you. An alter with three pedestals covered in blood sits in the center of the roo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3 HP. You gain 1 treasure. Stay.</text:p>
          </table:table-cell>
          <table:table-cell office:value-type="string" calcext:value-type="string">
            <text:p>Lose 3 HP. You gain 1 max HP. Stay.</text:p>
          </table:table-cell>
          <table:table-cell office:value-type="string" calcext:value-type="string">
            <text:p>Lose 3 HP. Leave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2 max HP. Heal to full HP.</text:p>
          </table:table-cell>
          <table:table-cell office:value-type="string" calcext:value-type="string">
            <text:p>Lose 4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ee Gifts</text:p>
          </table:table-cell>
          <table:table-cell office:value-type="string" calcext:value-type="string">
            <text:p>A chest, a grail, and a loaf of bread are spread across the room. Which one do you take from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. Gain 2 treasure</text:p>
          </table:table-cell>
          <table:table-cell office:value-type="string" calcext:value-type="string">
            <text:p>Chalice. Gain 2 max HP</text:p>
          </table:table-cell>
          <table:table-cell office:value-type="string" calcext:value-type="string">
            <text:p>Bread. Heal 6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Rogu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e 7 gold. Remove a card from one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Scavenger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 two random cards to each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e Cleric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random card from your deck. Heal to full HP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lumber</text:p>
          </table:table-cell>
          <table:table-cell office:value-type="string" calcext:value-type="string">
            <text:p>A mysterious monster rests against a blue flam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ke it. Fight an elite monster.</text:p>
          </table:table-cell>
          <table:table-cell office:value-type="string" calcext:value-type="string">
            <text:p>Exit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ngeon Robbery</text:p>
          </table:table-cell>
          <table:table-cell office:value-type="string" calcext:value-type="string">
            <text:p>A mysterious monster stands ominously in the center of the room. A voice in your head demands an offerin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. Fight an elite monster.</text:p>
          </table:table-cell>
          <table:table-cell office:value-type="string" calcext:value-type="string">
            <text:p>Offer. Lose ALL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ck Goop</text:p>
          </table:table-cell>
          <table:table-cell office:value-type="string" calcext:value-type="string">
            <text:p>The room is covering in a putrid goo. A bag of gold sinks into the floor as it slowly swallows anything it touche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 10 gold. Lose 4 HP.</text:p>
          </table:table-cell>
          <table:table-cell office:value-type="string" calcext:value-type="string">
            <text:p>Lose 5 gold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lette</text:p>
          </table:table-cell>
          <table:table-cell office:value-type="string" calcext:value-type="string">
            <text:p>Each player rolls a die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2: Gain 1 relic.</text:p>
          </table:table-cell>
          <table:table-cell office:value-type="string" calcext:value-type="string">
            <text:p>3/4: Remove a card from your deck.</text:p>
          </table:table-cell>
          <table:table-cell office:value-type="string" calcext:value-type="string">
            <text:p>5/6: Add a curse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it Fir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a common card from your deck. Heal 1 HP.</text:p>
          </table:table-cell>
          <table:table-cell office:value-type="string" calcext:value-type="string">
            <text:p>Remove an uncommon card from your deck. Heal to full HP.</text:p>
          </table:table-cell>
          <table:table-cell office:value-type="string" calcext:value-type="string">
            <text:p>Remove a rare card from your deck. Gain 2 max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mhole</text:p>
          </table:table-cell>
          <table:table-cell office:value-type="string" calcext:value-type="string">
            <text:p>A powerful force draws you towards the center of the room. You see a switch that is briefly in reach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 in. Teleport to another player's location.</text:p>
          </table:table-cell>
          <table:table-cell office:value-type="string" calcext:value-type="string">
            <text:p>Flip switch. Target player teleports to your locati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rk Corridor</text:p>
          </table:table-cell>
          <table:table-cell office:value-type="string" calcext:value-type="string">
            <text:p>You find yourself in a winding passage. A blue flame torch illuminates the entrance, as the only guiding l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d your own way. Teleport to the boss room for the level.</text:p>
          </table:table-cell>
          <table:table-cell office:value-type="string" calcext:value-type="string">
            <text:p>Use the torch. Add a curse to your dec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hogany Library</text:p>
          </table:table-cell>
          <table:table-cell office:value-type="string" calcext:value-type="string">
            <text:p>A massive library fill the room, with a padded chair in the cent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. Choose 1 of 6 cards to add to your deck.</text:p>
          </table:table-cell>
          <table:table-cell office:value-type="string" calcext:value-type="string">
            <text:p>Rest. Heal 5 HP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llaby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strike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ro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ten. Replace each defend in your deck with a random card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nous Forge</text:p>
          </table:table-cell>
          <table:table-cell office:value-type="string" calcext:value-type="string">
            <text:p>Placehold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. Gain 1 relic and add a curse to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rifier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 card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ine Fountain</text:p>
          </table:table-cell>
          <table:table-cell office:value-type="string" calcext:value-type="string">
            <text:p>Placeholde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all curses from your deck.</text:p>
          </table:table-cell>
          <table:table-cell office:value-type="string" calcext:value-type="string">
            <text:p>Move on.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" table:style-name="ta10">
        <office:forms form:automatic-focus="false" form:apply-design-mode="false"/>
        <table:table-column table:style-name="co9" table:default-cell-style-name="ce2"/>
        <table:table-column table:style-name="co10" table:default-cell-style-name="ce3"/>
        <table:table-column table:style-name="co11" table:default-cell-style-name="ce3"/>
        <table:table-column table:style-name="co11" table:number-columns-repeated="3" table:default-cell-style-name="ce10"/>
        <table:table-column table:style-name="co12" table:default-cell-style-name="ce10"/>
        <table:table-column table:style-name="co11" table:number-columns-repeated="2" table:default-cell-style-name="ce10"/>
        <table:table-column table:style-name="co1" table:number-columns-repeated="1015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style-name="ce9" office:value-type="string" calcext:value-type="string">
            <text:p>Option_1</text:p>
          </table:table-cell>
          <table:table-cell table:style-name="ce9" office:value-type="string" calcext:value-type="string">
            <text:p>Option_2</text:p>
          </table:table-cell>
          <table:table-cell table:style-name="ce9" office:value-type="string" calcext:value-type="string">
            <text:p>Option_3</text:p>
          </table:table-cell>
          <table:table-cell table:style-name="ce9" office:value-type="string" calcext:value-type="string">
            <text:p>Option_4</text:p>
          </table:table-cell>
          <table:table-cell table:style-name="ce9" office:value-type="string" calcext:value-type="string">
            <text:p>Option_5</text:p>
          </table:table-cell>
          <table:table-cell table:style-name="ce9" office:value-type="string" calcext:value-type="string">
            <text:p>Option_6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Merchant</text:p>
          </table:table-cell>
          <table:table-cell office:value-type="string" calcext:value-type="string">
            <text:p>Draw 3 relic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0 gold: Buy a relic</text:p>
          </table:table-cell>
          <table:table-cell office:value-type="string" calcext:value-type="string">
            <text:p>+3 gold: Sell a rel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rin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5 gold: +1 treasure</text:p>
          </table:table-cell>
          <table:table-cell table:style-name="ce3" office:value-type="string" calcext:value-type="string">
            <text:p>-8 gold: +2 treasures</text:p>
          </table:table-cell>
          <table:table-cell table:style-name="ce3" office:value-type="string" calcext:value-type="string">
            <text:p>-10 gold: +3 treas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Draw five Character cards from each player’s deck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y common card: 3 gold</text:p>
          </table:table-cell>
          <table:table-cell office:value-type="string" calcext:value-type="string">
            <text:p>Buy uncommon card: 5 gold</text:p>
          </table:table-cell>
          <table:table-cell office:value-type="string" calcext:value-type="string">
            <text:p>-9 gold: Add rare card to your deck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ler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1 gold: a player anywhere on the map receives +1 HP</text:p>
          </table:table-cell>
          <table:table-cell office:value-type="string" calcext:value-type="string">
            <text:p>-4 gold: gain +1 max HP</text:p>
          </table:table-cell>
          <table:table-cell office:value-type="string" calcext:value-type="string">
            <text:p>-10 gold: resurrect a player at your location with 50\% HP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Offer gold any number of times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4 gold: remove a random card from your deck.</text:p>
          </table:table-cell>
          <table:table-cell office:value-type="string" calcext:value-type="string">
            <text:p>-7 gold: remove any card from your deck.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ster" table:style-name="ta11">
        <office:forms form:automatic-focus="false" form:apply-design-mode="false"/>
        <table:table-column table:style-name="co9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" table:default-cell-style-name="ce3"/>
        <table:table-column table:style-name="co17" table:default-cell-style-name="ce10"/>
        <table:table-column table:style-name="co18" table:number-columns-repeated="5" table:default-cell-style-name="ce10"/>
        <table:table-column table:style-name="co1" table:number-columns-repeated="1012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Copies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Passive</text:p>
          </table:table-cell>
          <table:table-cell table:style-name="ce1" office:value-type="string" calcext:value-type="string">
            <text:p>Value</text:p>
          </table:table-cell>
          <table:table-cell table:style-name="ce12" office:value-type="string" calcext:value-type="string">
            <text:p>Roll_1</text:p>
          </table:table-cell>
          <table:table-cell table:style-name="ce12" office:value-type="string" calcext:value-type="string">
            <text:p>Roll_2</text:p>
          </table:table-cell>
          <table:table-cell table:style-name="ce12" office:value-type="string" calcext:value-type="string">
            <text:p>Roll_3</text:p>
          </table:table-cell>
          <table:table-cell table:style-name="ce12" office:value-type="string" calcext:value-type="string">
            <text:p>Roll_4</text:p>
          </table:table-cell>
          <table:table-cell table:style-name="ce12" office:value-type="string" calcext:value-type="string">
            <text:p>Roll_5</text:p>
          </table:table-cell>
          <table:table-cell table:style-name="ce12" office:value-type="string" calcext:value-type="string">
            <text:p>Roll_6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Squidman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Cannot be poisoned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5 damage to defender.</text:p>
          </table:table-cell>
          <table:table-cell table:number-columns-repeated="3" table:style-name="ce13" office:value-type="string" calcext:value-type="string">
            <text:p>Deal 3 damage to ALL enemies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Gremli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emies cannot gain strength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fender loses HP equal to their block.</text:p>
          </table:table-cell>
          <table:table-cell table:number-columns-repeated="3" table:style-name="ce14" office:value-type="string" calcext:value-type="string">
            <text:p>Deal 2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tr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in 1 HP every time an enemy loses HP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ALL enemies lose 1 HP.</text:p>
          </table:table-cell>
          <table:table-cell table:number-columns-repeated="1012"/>
        </table:table-row>
        <table:table-row table:style-name="ro1">
          <table:table-cell table:style-name="ce11" office:value-type="string" calcext:value-type="string">
            <text:p>Green Ghouls</text:p>
          </table:table-cell>
          <table:table-cell table:style-name="ce11" office:value-type="string" calcext:value-type="string">
            <text:p>Basic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Start combat with 3 copies of this creature.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13" office:value-type="string" calcext:value-type="string">
            <text:p>Deal 2 damage to ALL enemies.</text:p>
          </table:table-cell>
          <table:table-cell table:number-columns-repeated="2" table:style-name="ce13" office:value-type="string" calcext:value-type="string">
            <text:p>Gain 5 block.</text:p>
          </table:table-cell>
          <table:table-cell table:style-name="ce13" office:value-type="string" calcext:value-type="string">
            <text:p>All allies gain 1 strength.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Floating Orb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s combat with 10 block. Block does not expire at the end of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roller.</text:p>
          </table:table-cell>
          <table:table-cell table:number-columns-repeated="2" table:style-name="ce14" office:value-type="string" calcext:value-type="string">
            <text:p>Deal 3 damage to ALL enemies.</text:p>
          </table:table-cell>
          <table:table-cell table:style-name="ce14" office:value-type="string" calcext:value-type="string">
            <text:p>Gain 10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lim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in 1 strength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ce14" office:value-type="string" calcext:value-type="string">
            <text:p>Deal 1 damage to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mick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start of each turn, consume 1 gold from each player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2 damage to defender.</text:p>
          </table:table-cell>
          <table:table-cell table:number-columns-repeated="3" table:style-name="ce14" office:value-type="string" calcext:value-type="string">
            <text:p>Gain 2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oblins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 combat with 2 copies of this creature.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4" office:value-type="string" calcext:value-type="string">
            <text:p>Deal 2 damage to defender.</text:p>
          </table:table-cell>
          <table:table-cell table:style-name="ce14" office:value-type="string" calcext:value-type="string">
            <text:p>Remove all block from all enemie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ce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ach player may play a maximum of 4 cards each turn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defender.</text:p>
          </table:table-cell>
          <table:table-cell table:number-columns-repeated="3" table:style-name="ce14" office:value-type="string" calcext:value-type="string">
            <text:p>Deal 3 damage to defender. Next turn, this defender cannot gain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rth Elemental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ch turn, the first incoming attack is ignored.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14" office:value-type="string" calcext:value-type="string">
            <text:p>Deal 5 damage to a player. Add 2 dazed to player's discard pile.</text:p>
          </table:table-cell>
          <table:table-cell table:number-columns-repeated="3" table:style-name="ce14" office:value-type="string" calcext:value-type="string">
            <text:p>Gain 5 blo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iant Scorpion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in 3 block at the start of each turn.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14" office:value-type="string" calcext:value-type="string">
            <text:p>A player loses 1 HP.</text:p>
          </table:table-cell>
          <table:table-cell table:number-columns-repeated="2" table:style-name="ce14" office:value-type="string" calcext:value-type="string">
            <text:p>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eature of the Depth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e first time HP is lost, gain 5 strength.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1 damage to ALL enemies.</text:p>
          </table:table-cell>
          <table:table-cell table:number-columns-repeated="3" table:style-name="ce14" office:value-type="string" calcext:value-type="string">
            <text:p>Double current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der Quee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awns a spider with 5 HP at the start of each turn.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string" calcext:value-type="string">
            <text:p>All spiders deal 2 damage to a player.</text:p>
          </table:table-cell>
          <table:table-cell table:number-columns-repeated="2" table:style-name="ce14" office:value-type="string" calcext:value-type="string">
            <text:p>Spawns two spiders with 5 HP each.</text:p>
          </table:table-cell>
          <table:table-cell table:number-columns-repeated="2" table:style-name="ce14" office:value-type="string" calcext:value-type="string">
            <text:p>All spiders gain 3 HP and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yssal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14" office:value-type="string" calcext:value-type="string">
            <text:p>Deal 8 damage to a player. Remove all block from player.</text:p>
          </table:table-cell>
          <table:table-cell table:number-columns-repeated="3" table:style-name="ce14" office:value-type="string" calcext:value-type="string">
            <text:p>Deal 3 damage to a player. Add a wound to the top of each player's deck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ock does not expire at the end of turn.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14" office:value-type="string" calcext:value-type="string">
            <text:p>Gain 8 block.</text:p>
          </table:table-cell>
          <table:table-cell table:style-name="ce14" office:value-type="string" calcext:value-type="string">
            <text:p>Gain 4 block. Remove all block, and deal damage to defender equal to block removed.</text:p>
          </table:table-cell>
          <table:table-cell table:style-name="ce14" office:value-type="string" calcext:value-type="string">
            <text:p>Gain 4 block. Remove all block, and deal damage to a player equal to block remove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Beast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ch time a die is rolled, gain 1 HP.</text:p>
          </table:table-cell>
          <table:table-cell office:value-type="float" office:value="6" calcext:value-type="float">
            <text:p>6</text:p>
          </table:table-cell>
          <table:table-cell table:number-columns-repeated="4" table:style-name="ce14" office:value-type="string" calcext:value-type="string">
            <text:p>Deal 1 damage to defender and roll another die.</text:p>
          </table:table-cell>
          <table:table-cell table:style-name="ce14" office:value-type="string" calcext:value-type="string">
            <text:p>Gain 5 block.</text:p>
          </table:table-cell>
          <table:table-cell table:style-name="ce14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Summon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Summon a basic monster.</text:p>
          </table:table-cell>
          <table:table-cell table:number-columns-repeated="2" table:style-name="ce14" office:value-type="string" calcext:value-type="string">
            <text:p>ALL allies gain 2 strength.</text:p>
          </table:table-cell>
          <table:table-cell table:style-name="ce14" office:value-type="string" calcext:value-type="string">
            <text:p>Remove all conditions and Illusions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 Rift Walker</text:p>
          </table:table-cell>
          <table:table-cell office:value-type="string" calcext:value-type="string">
            <text:p>Boss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se all strength on attack. Gain 1 strength each time a card is played.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14" office:value-type="string" calcext:value-type="string">
            <text:p>Gain 3 strength.</text:p>
          </table:table-cell>
          <table:table-cell table:number-columns-repeated="2" table:style-name="ce14" office:value-type="string" calcext:value-type="string">
            <text:p>Deal 1 damage to defender.</text:p>
          </table:table-cell>
          <table:table-cell table:style-name="ce14" office:value-type="string" calcext:value-type="string">
            <text:p>Remove block from ALL enemies. Roll another die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Elit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ry time a player dies, heal to full H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l 5 damage to defender and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loder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hen 5 strength is reached, deal 10 damage to ALL players and this monster dies.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Gain 1 strength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iked Turtle</text:p>
          </table:table-cell>
          <table:table-cell office:value-type="string" calcext:value-type="string">
            <text:p>Basi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als 1 damage to attacked whenever an Attack is played.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easure" table:style-name="ta12">
        <office:forms form:automatic-focus="false" form:apply-design-mode="false"/>
        <table:table-column table:style-name="co19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Experience</text:p>
          </table:table-cell>
          <table:table-cell table:style-name="ce7" office:value-type="string" calcext:value-type="string">
            <text:p>Draw 3 class cards. You may add 1 to your deck.</text:p>
          </table:table-cell>
          <table:table-cell table:style-name="ce7" office:value-type="float" office:value="40" calcext:value-type="float">
            <text:p>40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Gain 1 gold.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d Bars</text:p>
          </table:table-cell>
          <table:table-cell office:value-type="string" calcext:value-type="string">
            <text:p>Gain 3 gold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wels</text:p>
          </table:table-cell>
          <table:table-cell office:value-type="string" calcext:value-type="string">
            <text:p>Gain 5 gold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re Potion</text:p>
          </table:table-cell>
          <table:table-cell office:value-type="string" calcext:value-type="string">
            <text:p>Consumable. Deal 2 damage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 Potion</text:p>
          </table:table-cell>
          <table:table-cell office:value-type="string" calcext:value-type="string">
            <text:p>Consumable. Gain 2 block instantl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ft Potion</text:p>
          </table:table-cell>
          <table:table-cell office:value-type="string" calcext:value-type="string">
            <text:p>Consumable. Draw 2 cards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ergy Potion</text:p>
          </table:table-cell>
          <table:table-cell office:value-type="string" calcext:value-type="string">
            <text:p>Consumable. Gain 1 energy.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oke Potion</text:p>
          </table:table-cell>
          <table:table-cell office:value-type="string" calcext:value-type="string">
            <text:p>Consumable. <text:s/>You escape a non-boss battle. Skip rewards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sing Potion</text:p>
          </table:table-cell>
          <table:table-cell office:value-type="string" calcext:value-type="string">
            <text:p>Consumable. Exhast all statuses and curse in your hand.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c" table:style-name="ta13">
        <office:forms form:automatic-focus="false" form:apply-design-mode="false"/>
        <table:table-column table:style-name="co20" table:default-cell-style-name="ce2"/>
        <table:table-column table:style-name="co1" table:default-cell-style-name="ce2"/>
        <table:table-column table:style-name="co10" table:default-cell-style-name="ce3"/>
        <table:table-column table:style-name="co11" table:default-cell-style-name="ce3"/>
        <table:table-column table:style-name="co1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ood Meta?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p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mbbell</text:p>
          </table:table-cell>
          <table:table-cell/>
          <table:table-cell table:style-name="ce6" office:value-type="string" calcext:value-type="string">
            <text:p>Start combats with 1 strength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At the start of each combat, draw 2 additional cards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On the first turn of each combat, damage to you is reduced to 0.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Orichalc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f you end your turn without block, gain 1 block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energy on the first turn of each combat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d Fla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the start of each combat, put any Attack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d Lightn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the start of each combat, put any Skill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d Torn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the start of each combat, put any Power from your deck into your han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crease your max HP by 3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ling Mask</text:p>
          </table:table-cell>
          <table:table-cell/>
          <table:table-cell office:value-type="string" calcext:value-type="string">
            <text:p>All shop prices are reduced by 1 (minimum 1 gold). This relic cannot be trade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on's Ash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Exhaust a card, deal 1 damage to an enemy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ng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additional treasure from each combat from any combat you take damage in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 Crea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or any combat you enter alone, double rewards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nning 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ever have no cards in your hand, draw a car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ning Blo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the end of combat, heal 1 HP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ffee Dripp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energy at the start of each turn. You can no longer rest at campfires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toplas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energy at the start of each turn. You get 1 less treasure from combats you participate in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osopher's Sto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energy at the start of each turn. All enemies start with 1 strength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 of Pa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lose HP from a card, draw 1 car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urader's Ma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 you start a new stage, you can swap the contents of two rooms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ryosh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 time you finish a combat, double the treasure you obtain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amor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gate the next curse you obtain, then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zard T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 time you would die, heal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 Sta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ites now drop two relics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nival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event the first time HP would be lost in combat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mental To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fore each combat starts, you may put one sigil from your deck in play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ken Glass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ch turn, play the top card of your deck for free. Draw one less car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 Mat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damage to allies is multiplied by two and redirected to you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lect from 4 cards instead of 3 when you acquire Experienc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mmo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enter a camp, gain 1 max HP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mlin Ho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an enemy dies, gain 1 energy and draw a car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mmified Ha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play a Power, the next card you play costs 0 energy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ing Bow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 selecting a card to add to your deck, you can gain 1 max HP instea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henever you play a Power, gain 1 HP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Co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0 gold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e Pi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camp sites, you can remove a card from your deck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camp sites, you gain a relic instead of healing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vering Ki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ain 1 energy and discard 2 cards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aw 2 cards and lose 1 energy at the start of each turn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od Ba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ach turn, you lose 1 HP and all allies gain 1 HP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tur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ext time an ally would die, heal them to 50\% HP and discard this relic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zen Ey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ou can now view the cards in your draw pile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cal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fect of cards that cost X are increased by 2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ip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t the start of your turn, lose 2 block rather than all of your block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thpi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move 2 cards from your deck and remove this card.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5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9:22:23.160716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arter" style:display-name="PageStyle_Starte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apper" style:display-name="PageStyle_Trapp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aracter" style:display-name="PageStyle_Charac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ronclad" style:display-name="PageStyle_Ironcla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vent" style:display-name="PageStyle_Event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op" style:display-name="PageStyle_Shop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eneric" style:display-name="PageStyle_Gener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nster" style:display-name="PageStyle_Monster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Gunslinger" style:display-name="PageStyle_Gunsling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lementalist" style:display-name="PageStyle_Elementalis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esmer" style:display-name="PageStyle_Mesmer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lic" style:display-name="PageStyle_Relic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reasure" style:display-name="PageStyle_Treasu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16:35:47</meta:creation-date>
    <dc:language>en-US</dc:language>
    <dc:date>2018-11-21T08:51:15.523302037</dc:date>
    <meta:editing-cycles>94</meta:editing-cycles>
    <meta:editing-duration>P12DT16H38M10S</meta:editing-duration>
    <meta:generator>LibreOffice/6.0.3.2$Linux_X86_64 LibreOffice_project/00m0$Build-2</meta:generator>
    <meta:document-statistic meta:table-count="13" meta:cell-count="1796" meta:object-count="0"/>
  </office:meta>
</office:document-meta>
</file>